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B" style:family="table-column">
      <style:table-column-properties style:column-width="5.666cm" style:rel-column-width="2184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Heading_20_1">
      <style:paragraph-properties fo:text-align="center" style:justify-single-word="false"/>
    </style:style>
    <style:style style:name="P3" style:family="paragraph" style:parent-style-name="Table_20_Contents">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Verantwoording</text:h>
      <text:p text:style-name="P1"/>
      <text:p text:style-name="P1">Tot nu toe hebben wij een aantal producten kunnen leveren.</text:p>
      <text:p text:style-name="P1">Niet alle producten zijn honderd procent af maar ze zijn er in het stadium waarin ze zich op het moment van schrijven in bevinden.</text:p>
      <text:p text:style-name="P1">De producten die we tot nu toe hebben :</text:p>
      <text:p text:style-name="P1">-Een Activitybot half werkend prototype (concept).</text:p>
      <text:p text:style-name="P1">-Een Plan van aanpak.</text:p>
      <text:p text:style-name="P1">-Een planning.</text:p>
      <text:p text:style-name="P1">-Programmeer code voor challenge A &amp; B (concept).</text:p>
      <text:p text:style-name="P1"/>
      <text:p text:style-name="P1">De kosten die we hebben gemaakt zijn opgelopen tot ongeveer 240 man uren.</text:p>
      <text:p text:style-name="P1">De meesten van deze uren zijn gezamelijk en/of zelfstandig ingepland om buiten projecturen nog verder te kunnen werken.</text:p>
      <text:p text:style-name="P1">Qua geld is er door de organisatie niet meer uitgeven dan de initïele investering.</text:p>
      <text:p text:style-name="P1">Hieronder vind u een kleine tabel met de urenverantwoording.</text:p>
      <text:p text:style-name="P1"/>
      <table:table table:name="Table1" table:style-name="Table1">
        <table:table-column table:style-name="Table1.A"/>
        <table:table-column table:style-name="Table1.B"/>
        <table:table-column table:style-name="Table1.A"/>
        <table:table-row>
          <table:table-cell table:style-name="Table1.A1" office:value-type="string">
            <text:p text:style-name="P3">Naam</text:p>
          </table:table-cell>
          <table:table-cell table:style-name="Table1.A1" office:value-type="string">
            <text:p text:style-name="P3">Activiteiten</text:p>
          </table:table-cell>
          <table:table-cell table:style-name="Table1.C1" office:value-type="string">
            <text:p text:style-name="P3">Uren</text:p>
          </table:table-cell>
        </table:table-row>
        <table:table-row>
          <table:table-cell table:style-name="Table1.A2" office:value-type="string">
            <text:p text:style-name="P3">N. Flemming</text:p>
          </table:table-cell>
          <table:table-cell table:style-name="Table1.A2" office:value-type="string">
            <text:p text:style-name="P3">Planning bijwerken, brainstormen, </text:p>
            <text:p text:style-name="P3">schrijven aan het plan van Aanpak, </text:p>
            <text:p text:style-name="P3">algoritmes bedenken, ondersteuning van het werkprocess.</text:p>
          </table:table-cell>
          <table:table-cell table:style-name="Table1.C2" office:value-type="string">
            <text:p text:style-name="P3">10</text:p>
            <text:p text:style-name="P3">3</text:p>
            <text:p text:style-name="P3">20</text:p>
            <text:p text:style-name="P3"/>
            <text:p text:style-name="P3">5</text:p>
            <text:p text:style-name="P3">5</text:p>
            <text:p text:style-name="P3"/>
          </table:table-cell>
        </table:table-row>
        <table:table-row>
          <table:table-cell table:style-name="Table1.A2" office:value-type="string">
            <text:p text:style-name="P3">S. de Reuver</text:p>
          </table:table-cell>
          <table:table-cell table:style-name="Table1.A2" office:value-type="string">
            <text:p text:style-name="P3">Bouwen aan de Activitybot, kabels maken,</text:p>
            <text:p text:style-name="P3">testen, </text:p>
            <text:p text:style-name="P3">meten, </text:p>
            <text:p text:style-name="P3">brainstormen, </text:p>
            <text:p text:style-name="P3">sensoren aansluiten, </text:p>
            <text:p text:style-name="P3">schrijven aan het plan van Aanpak, </text:p>
          </table:table-cell>
          <table:table-cell table:style-name="Table1.C2" office:value-type="string">
            <text:p text:style-name="P3">20</text:p>
            <text:p text:style-name="P3">8</text:p>
            <text:p text:style-name="P3">5</text:p>
            <text:p text:style-name="P3">2</text:p>
            <text:p text:style-name="P3">3</text:p>
            <text:p text:style-name="P3">3</text:p>
            <text:p text:style-name="P3">10</text:p>
          </table:table-cell>
        </table:table-row>
        <table:table-row>
          <table:table-cell table:style-name="Table1.A2" office:value-type="string">
            <text:p text:style-name="P3">W. van der Plas </text:p>
          </table:table-cell>
          <table:table-cell table:style-name="Table1.A2" office:value-type="string">
            <text:p text:style-name="P3">Schrijven aan het plan van aanpak, </text:p>
            <text:p text:style-name="P3">managen, </text:p>
            <text:p text:style-name="P3">brainstormen, </text:p>
            <text:p text:style-name="P3">beslissingen maken, </text:p>
            <text:p text:style-name="P3">zaken regelen.</text:p>
          </table:table-cell>
          <table:table-cell table:style-name="Table1.C2" office:value-type="string">
            <text:p text:style-name="P3">20</text:p>
            <text:p text:style-name="P3"/>
            <text:p text:style-name="P3">10</text:p>
            <text:p text:style-name="P3">5</text:p>
            <text:p text:style-name="P3">5</text:p>
            <text:p text:style-name="P3">5</text:p>
          </table:table-cell>
        </table:table-row>
        <table:table-row>
          <table:table-cell table:style-name="Table1.A2" office:value-type="string">
            <text:p text:style-name="P3">V. Wernet</text:p>
          </table:table-cell>
          <table:table-cell table:style-name="Table1.A2" office:value-type="string">
            <text:p text:style-name="P3">Bouwen aan de Activitybot, kabels maken, </text:p>
            <text:p text:style-name="P3">testen, </text:p>
            <text:p text:style-name="P3">meten, </text:p>
            <text:p text:style-name="P3"><text:soft-page-break/>brainstormen, </text:p>
            <text:p text:style-name="P3">sensoren aansluiten, </text:p>
            <text:p text:style-name="P3">schrijven aan het plan van Aanpak, </text:p>
            <text:p text:style-name="P3">programeren, </text:p>
          </table:table-cell>
          <table:table-cell table:style-name="Table1.C2" office:value-type="string">
            <text:p text:style-name="P3">20</text:p>
            <text:p text:style-name="P3">8</text:p>
            <text:p text:style-name="P3">5</text:p>
            <text:p text:style-name="P3">2</text:p>
            <text:p text:style-name="P3"><text:soft-page-break/>3</text:p>
            <text:p text:style-name="P3">3</text:p>
            <text:p text:style-name="P3">10</text:p>
            <text:p text:style-name="P3"/>
            <text:p text:style-name="P3">5</text:p>
          </table:table-cell>
        </table:table-row>
        <table:table-row>
          <table:table-cell table:style-name="Table1.A2" office:value-type="string">
            <text:p text:style-name="P3">S. de Jonge</text:p>
          </table:table-cell>
          <table:table-cell table:style-name="Table1.A2" office:value-type="string">
            <text:p text:style-name="P3">Programmeren, </text:p>
            <text:p text:style-name="P3">algoritmes bedenken, </text:p>
            <text:p text:style-name="P3">code revisies beheren, </text:p>
            <text:p text:style-name="P3">code testen, </text:p>
            <text:p text:style-name="P3">ondersteuning van fysieke tests, schrijven aan het plan van Aanpak, </text:p>
            <text:p text:style-name="P3">brainstormen.</text:p>
          </table:table-cell>
          <table:table-cell table:style-name="Table1.C2" office:value-type="string">
            <text:p text:style-name="P3">15</text:p>
            <text:p text:style-name="P3">5</text:p>
            <text:p text:style-name="P3">2</text:p>
            <text:p text:style-name="P3">5</text:p>
            <text:p text:style-name="P3">5</text:p>
            <text:p text:style-name="P3">10</text:p>
            <text:p text:style-name="P3"/>
            <text:p text:style-name="P3">3</text:p>
          </table:table-cell>
        </table:table-row>
      </table:table>
      <text:p text:style-name="P1"/>
      <text:p text:style-name="P1">Opzich is het erg reeël als we deadline nog net halen, dit komt omdat we hier en daar wat tijd hebben verloren met solderen en overvloedig testen.</text:p>
      <text:p text:style-name="P1">Het is ook erg reeël dat we het niet halen daarom moeten we deze tijden extra hard werken om iets te kunnen laten zien.</text:p>
      <text:p text:style-name="P1">Met alle ervaring en alle kennis die we nu in huis hebben kunnen we best snel schakellen om de Activitybot te voorzien van de laatste montages, de code bij te werken voor de montages en de presentatie netjes en verzorgt op te leveren evenals de website met alle documentatie.</text:p>
      <text:p text:style-name="P1">Maar het wordt waarschijnlijk wel krap aan wat de deadline betreft.</text:p>
      <text:p text:style-name="P1"/>
      <text:p text:style-name="P1">Zoals met elk project gaat niet alles volgens de planning zoals boven al beschreven staat, is het erg lastig om tijdens het actief produceren van zweet ook nog eens de juiste kijk op de prioriteien te hebben.</text:p>
      <text:p text:style-name="P1">Eigenlijk moet er constant bijgestuurd worden om ervoor te zorgen dat de prioriteien matchen zodat de planning zoveel mogelijk word nagaleefd maar uiteraard kan er zelfs dan nog het een en ander gebeuren dat roet in het eten gooit. </text:p>
      <text:p text:style-name="P1"/>
      <text:p text:style-name="P1"/>
      <text:p text:style-name="P1"><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M53S</meta:editing-duration>
    <meta:editing-cycles>5</meta:editing-cycles>
    <meta:generator>OpenOffice/4.1.1$Win32 OpenOffice.org_project/411m6$Build-9775</meta:generator>
    <dc:date>2015-01-08T21:18:34.19</dc:date>
    <meta:document-statistic meta:table-count="1" meta:image-count="0" meta:object-count="0" meta:page-count="2" meta:paragraph-count="86" meta:word-count="435" meta:character-count="2510"/>
    <meta:user-defined meta:name="Info 1"/>
    <meta:user-defined meta:name="Info 2"/>
    <meta:user-defined meta:name="Info 3"/>
    <meta:user-defined meta:name="Info 4"/>
  </office:meta>
</office:document-meta>
</file>